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, 'MS Gothic'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, 'Times New Roman'"/>
    <style:font-face style:name="WenQuanYi Micro Hei" svg:font-family="'WenQuanYi Micro Hei'" style:font-pitch="variable"/>
    <style:font-face style:name="Wingdings" svg:font-family="Wingdings" style:font-pitch="variable" style:font-charset="x-symbol"/>
  </office:font-face-decls>
  <office:automatic-styles>
    <style:style style:name="Taula1" style:family="table">
      <style:table-properties style:width="15.762cm" fo:margin-left="0.436cm" table:align="left" style:writing-mode="lr-tb"/>
    </style:style>
    <style:style style:name="Taula1.A" style:family="table-column">
      <style:table-column-properties style:column-width="15.762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2" style:family="table">
      <style:table-properties style:width="15.762cm" fo:margin-left="0.436cm" table:align="left" style:writing-mode="lr-tb"/>
    </style:style>
    <style:style style:name="Taula2.A" style:family="table-column">
      <style:table-column-properties style:column-width="15.76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3" style:family="table" style:master-page-name="">
      <style:table-properties style:width="15.762cm" fo:margin-left="0.436cm" style:page-number="auto" table:align="left" style:writing-mode="lr-tb"/>
    </style:style>
    <style:style style:name="Taula3.A" style:family="table-column">
      <style:table-column-properties style:column-width="15.762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3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15.762cm" fo:margin-left="0.436cm" table:align="left" style:writing-mode="lr-tb"/>
    </style:style>
    <style:style style:name="Taula4.A" style:family="table-column">
      <style:table-column-properties style:column-width="15.762cm"/>
    </style:style>
    <style:style style:name="Taula4.1" style:family="table-row">
      <style:table-row-properties fo:keep-together="auto"/>
    </style:style>
    <style:style style:name="Tau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5" style:family="table">
      <style:table-properties style:width="15.762cm" fo:margin-left="0.436cm" table:align="left" style:writing-mode="lr-tb"/>
    </style:style>
    <style:style style:name="Taula5.A" style:family="table-column">
      <style:table-column-properties style:column-width="15.762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.25cm" fo:margin-right="-1.014cm" fo:text-indent="0cm" style:auto-text-indent="false">
        <style:tab-stops/>
      </style:paragraph-properties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end" style:justify-single-word="false">
        <style:tab-stops>
          <style:tab-stop style:position="1.501cm"/>
        </style:tab-stops>
      </style:paragraph-properties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text-align="justify" style:justify-single-word="false" style:snap-to-layout-grid="false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size-complex="11pt"/>
    </style:style>
    <style:style style:name="P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weight="bold" style:font-weight-asian="bold" style:font-size-complex="11pt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size-complex="11pt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1b128e" style:font-size-complex="11pt"/>
    </style:style>
    <style:style style:name="P1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rsid="00198fda" officeooo:paragraph-rsid="00198fda" style:font-size-complex="11pt"/>
    </style:style>
    <style:style style:name="P1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rsid="001b128e" officeooo:paragraph-rsid="001b128e" style:font-size-complex="11pt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b128e" officeooo:paragraph-rsid="001b128e" style:font-size-complex="11pt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b128e" officeooo:paragraph-rsid="001b128e" style:font-size-complex="11pt"/>
    </style:style>
    <style:style style:name="P16" style:family="paragraph" style:parent-style-name="Standard">
      <loext:graphic-properties draw:fill="none"/>
      <style:paragraph-properties fo:margin-left="0.801cm" fo:margin-right="0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weight="bold" style:font-weight-asian="bold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 style:snap-to-layout-grid="false"/>
    </style:style>
    <style:style style:name="P18" style:family="paragraph" style:parent-style-name="Standard">
      <loext:graphic-properties draw:fill="none"/>
      <style:paragraph-properties fo:margin-left="0.9cm" fo:margin-right="0cm" fo:text-align="justify" style:justify-single-word="false" fo:orphans="0" fo:widows="0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weight="normal" officeooo:rsid="001b128e" officeooo:paragraph-rsid="001b128e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.9cm" fo:margin-right="0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weight="normal" officeooo:rsid="001b128e" officeooo:paragraph-rsid="001b128e" style:font-weight-asian="normal" style:font-weight-complex="normal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.9cm" fo:margin-right="0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weight="normal" style:font-weight-asian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.9cm" fo:margin-right="0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weight="normal" officeooo:rsid="001bb158" officeooo:paragraph-rsid="001bb158" style:font-weight-asian="normal" style:font-weight-complex="normal" fo:hyphenate="false" fo:hyphenation-remain-char-count="2" fo:hyphenation-push-char-count="2" loext:hyphenation-no-caps="false"/>
    </style:style>
    <style:style style:name="T1" style:family="text">
      <style:text-properties officeooo:rsid="0018e9ee"/>
    </style:style>
    <style:style style:name="T2" style:family="text">
      <style:text-properties officeooo:rsid="001b128e"/>
    </style:style>
    <style:style style:name="T3" style:family="text">
      <style:text-properties style:use-window-font-color="true" loext:opacity="0%" style:font-name="Arial" fo:font-size="11pt" fo:language="ca" fo:country="ES" style:font-name-asian="Times New Roman" style:font-size-asian="11pt" style:language-asian="zh" style:country-asian="CN" style:font-name-complex="Arial" style:language-complex="ar" style:country-complex="SA"/>
    </style:style>
    <style:style style:name="T4" style:family="text">
      <style:text-properties style:use-window-font-color="true" loext:opacity="0%" style:font-name="Arial" fo:font-size="11pt" fo:language="ca" fo:country="ES" style:font-name-asian="Times New Roman" style:font-size-asian="11pt" style:language-asian="zh" style:country-asian="CN" style:font-name-complex="Arial" style:font-size-complex="10pt" style:language-complex="ar" style:country-complex="S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7">Noms: <text:span text:style-name="T1">Javier Peiro Aguado</text:span></text:p>
            <text:p text:style-name="P7"/>
          </table:table-cell>
        </table:table-row>
      </table:table>
      <text:p text:style-name="P8"/>
      <text:p text:style-name="P8">ACTIVITAT 1</text:p>
      <text:p text:style-name="P6">Redacta un informe, segons el que hem vist a classe, en el què expliqueu les característiques, qualitats i habilitats que ha de tenir una emprenedor/a del sector de la informàtica. Després feu una reflexió personal explicant si vosaltres teniu aquestes qualitats i com les podeu assolir.</text:p>
      <text:p text:style-name="P6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8">Qualitats Tècniques (coneixements, experiències del treball...):</text:p>
            <text:p text:style-name="P19">Lenguajes de programaci<text:span text:style-name="T3">ón front-end tales como javascript y php.</text:span></text:p>
            <text:p text:style-name="P19"><text:span text:style-name="T3">Conocimiento avanzado de HTML5</text:span></text:p>
            <text:p text:style-name="P12">Coneixements amb gestor de versions com github.</text:p>
            <text:p text:style-name="P13">Angl<text:span text:style-name="T3">és nivell B2.</text:span></text:p>
            <text:p text:style-name="P13"><text:span text:style-name="T3">Frameworks backend:</text:span></text:p>
            <text:list xml:id="list1497719568" text:style-name="L1">
              <text:list-item>
                <text:p text:style-name="P14">Laravel</text:p>
              </text:list-item>
              <text:list-item>
                <text:p text:style-name="P14">Symfony</text:p>
              </text:list-item>
              <text:list-item>
                <text:p text:style-name="P14">ASP.net</text:p>
              </text:list-item>
            </text:list>
            <text:p text:style-name="P13">Frameworks frondend:</text:p>
            <text:list xml:id="list2627045907" text:style-name="L2">
              <text:list-item>
                <text:p text:style-name="P15">React</text:p>
              </text:list-item>
              <text:list-item>
                <text:p text:style-name="P11"><text:span text:style-name="T2">Angular</text:span></text:p>
              </text:list-item>
            </text:list>
            <text:p text:style-name="P6"/>
            <text:p text:style-name="P7"/>
          </table:table-cell>
        </table:table-row>
      </table:table>
      <text:p text:style-name="P4"/>
      <text:p text:style-name="P4"/>
      <text:p text:style-name="P4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5"/>
            <text:p text:style-name="P16">Qualitats personals:</text:p>
            <text:p text:style-name="P20">Perseverant.</text:p>
            <text:p text:style-name="P20">Soluciona-ment de problemes complexos.</text:p>
            <text:p text:style-name="P20">Actitud cr<text:span text:style-name="T4">ítica i aprenentatge positiu dels errors.</text:span></text:p>
            <text:p text:style-name="P22">Bones actituds col·laboratives i comunicatives.</text:p>
            <text:p text:style-name="P22">Adaptabilitat als canvis.</text:p>
            <text:p text:style-name="P21"/>
            <text:p text:style-name="P21"/>
            <text:p text:style-name="P21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3"/>
          </table:table-cell>
        </table:table-row>
        <table:table-row table:style-name="Taula3.1">
          <table:table-cell table:style-name="Taula3.A2" office:value-type="string">
            <text:p text:style-name="P5"/>
          </table:table-cell>
        </table:table-row>
      </table:table>
      <text:p text:style-name="P4"/>
      <text:p text:style-name="P4"><text:soft-page-break/></text:p>
      <text:p text:style-name="P4"/>
      <text:p text:style-name="P4"/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9">Habilitats empresarials, socials i de direcció:</text:p>
            <text:p text:style-name="P9"/>
            <text:p text:style-name="P9"/>
            <text:p text:style-name="P9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4"/>
      <text:p text:style-name="P4"/>
      <table:table table:name="Taula5" table:style-name="Taula5">
        <table:table-column table:style-name="Taula5.A"/>
        <table:table-row table:style-name="Taula5.1">
          <table:table-cell table:style-name="Taula5.A1" office:value-type="string">
            <text:p text:style-name="P9">Reflexió personal:</text:p>
            <text:p text:style-name="P9"/>
            <text:p text:style-name="P9"/>
            <text:p text:style-name="P9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, 'MS Gothic'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, 'Times New Roman'"/>
    <style:font-face style:name="WenQuanYi Micro Hei" svg:font-family="'WenQuanYi Micro Hei'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Gothic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Lohit Hindi" style:font-family-complex="'Lohit Hindi', 'MS Gothic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Gothic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size-complex="11pt" style:font-weight-complex="bold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Gothic'" style:font-pitch-complex="variable" style:font-size-complex="12pt" style:font-style-complex="italic"/>
    </style:style>
    <style:style style:name="Descripció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Gothic'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line-height="120%" fo:orphans="0" fo:widows="0" fo:hyphenation-ladder-count="no-limit" style:text-autospace="none" style:vertical-align="middle" style:writing-mode="lr-tb"/>
      <style:text-properties fo:color="#000000" loext:opacity="100%" style:font-name="Times-Roman" fo:font-family="Times-Roman, 'Times New Roman'" fo:font-size="12pt" style:rfc-language-tag="es-ES-u-co-trad" fo:language="es" fo:country="ES" style:font-name-asian="Cambria" style:font-family-asian="Cambria" style:font-family-generic-asian="roman" style:font-pitch-asian="variable" style:font-size-asian="12pt" style:language-asian="zh" style:country-asian="CN" style:font-name-complex="Times-Roman" style:font-family-complex="Times-Roman, 'Times New Roman'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indent="0cm" style:auto-text-indent="false"/>
      <style:text-properties fo:font-size="14pt" style:font-size-asian="14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o_20_de_20_globo1" style:display-name="Texto de globo1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2" style:display-name="Fuente de párrafo predeter.2" style:family="text"/>
    <style:style style:name="WW-Absatz-Standardschriftart" style:family="text"/>
    <style:style style:name="WW-Absatz-Standardschriftart1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uente_20_de_20_párrafo_20_predeter.1" style:display-name="Fuente de párrafo predeter.1" style:family="text"/>
    <style:style style:name="Pie_20_de_20_página_20_Car" style:display-name="Pie de página C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ítulo_20_1_20_Car" style:display-name="Título 1 Car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independiente_20_Car" style:display-name="Texto independiente Ca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fo:language="ca" fo:country="ES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25cm" fo:margin-right="-1.014cm" fo:text-indent="0cm" style:auto-text-indent="false">
        <style:tab-stops/>
      </style:paragraph-properties>
      <style:text-properties fo:language="none" fo:country="none" style:language-asian="none" style:country-asian="none"/>
    </style:style>
    <style:style style:name="MP2" style:family="paragraph" style:parent-style-name="Standard">
      <style:paragraph-properties fo:text-align="end" style:justify-single-word="false">
        <style:tab-stops>
          <style:tab-stop style:position="1.5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</meta:initial-creator>
    <meta:creation-date>2018-09-27T14:22:00</meta:creation-date>
    <dc:date>2024-09-23T16:13:54.294216383</dc:date>
    <meta:print-date>1995-11-21T17:41:00</meta:print-date>
    <meta:editing-cycles>9</meta:editing-cycles>
    <meta:editing-duration>PT11M30S</meta:editing-duration>
    <meta:generator>LibreOffice/7.3.7.2$Linux_X86_64 LibreOffice_project/30$Build-2</meta:generator>
    <meta:document-statistic meta:table-count="5" meta:image-count="0" meta:object-count="0" meta:page-count="3" meta:paragraph-count="24" meta:word-count="125" meta:character-count="881" meta:non-whitespace-character-count="783"/>
  </office:meta>
</office:document-meta>
</file>